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Times" svg:font-family="Time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line-through-style="solid" fo:font-size="10pt" style:font-size-asian="10pt" style:font-size-complex="10pt"/>
    </style:style>
    <style:style style:name="P3" style:family="paragraph" style:parent-style-name="Standard">
      <style:text-properties style:font-name="Monaco"/>
    </style:style>
    <style:style style:name="P4" style:family="paragraph" style:parent-style-name="Standard">
      <style:text-properties style:font-name="Monaco" fo:font-size="10pt" style:font-size-asian="10pt" style:font-size-complex="10pt"/>
    </style:style>
    <style:style style:name="P5" style:family="paragraph" style:parent-style-name="Standard">
      <style:text-properties style:text-line-through-style="none" style:font-name="Monaco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aco" fo:font-size="14pt" style:font-name-asian="Monaco" style:font-size-asian="14pt" style:font-name-complex="Monaco" style:font-size-complex="14pt"/>
    </style:style>
    <style:style style:name="T3" style:family="text">
      <style:text-properties fo:color="#000080"/>
    </style:style>
    <style:style style:name="T4" style:family="text">
      <style:text-properties fo:color="#000080" style:font-name="Monaco" fo:font-size="14pt" style:font-name-asian="Monaco" style:font-size-asian="14pt" style:font-name-complex="Monaco" style:font-size-complex="14pt"/>
    </style:style>
    <style:style style:name="T5" style:family="text">
      <style:text-properties fo:color="#008000"/>
    </style:style>
    <style:style style:name="T6" style:family="text">
      <style:text-properties fo:color="#008000" style:font-name="Monaco" fo:font-size="14pt" style:font-name-asian="Monaco" style:font-size-asian="14pt" style:font-name-complex="Monaco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line-through-style="solid"/>
    </style:style>
    <style:style style:name="T9" style:family="text">
      <style:text-properties style:text-line-through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arum es besser ist, ein neues Projekt anzulegen</text:h>
      <text:p text:style-name="Text_20_body">NoClassDefFoundError wird vermieden</text:p>
      <text:p text:style-name="Text_20_body">Weniger und klarere Abhängigkeiten</text:p>
      <text:p text:style-name="Text_20_body">Einfacheres Packaging (ant)</text:p>
      <text:p text:style-name="P3"><text:span text:style-name="T7">&lt;jar destfile="${dir.dist.release}/${project.name}.jar" manifest="manifests/${project.name}.manifest"&gt;</text:span></text:p>
      <text:p text:style-name="P4"><text:tab/>&lt;fileset dir="${dir.build}"&gt;</text:p>
      <text:p text:style-name="P4"><text:tab/><text:tab/>&lt;include name="${project.name}.properties"/&gt;</text:p>
      <text:p text:style-name="P4"><text:tab/><text:tab/>&lt;include name="de/**/*"/&gt;</text:p>
      <text:p text:style-name="P5"><text:tab/><text:tab/><text:span text:style-name="T8">&lt;exclude name="de/someunwantedpackage1/**/*"/&gt;</text:span></text:p>
      <text:p text:style-name="P5"><text:tab/><text:tab/>…</text:p>
      <text:p text:style-name="P5"><text:tab/><text:tab/><text:span text:style-name="T8">&lt;exclude name="de/someunwantedpackagen/**/*"/&gt;</text:span></text:p>
      <text:p text:style-name="P5"><text:tab/><text:tab/><text:span text:style-name="T8">&lt;exclude name="alltests/**/*"/&gt;</text:span></text:p>
      <text:p text:style-name="P4"><text:tab/>&lt;/fileset&gt;</text:p>
      <text:p text:style-name="P4">&lt;/ja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Times" svg:font-family="Time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Hiller</meta:initial-creator>
    <meta:creation-date>2011-02-02T10:35:56</meta:creation-date>
    <dc:date>2011-02-02T10:52:10</dc:date>
    <dc:creator>Daniel Hiller</dc:creator>
    <meta:editing-duration>PT16M17S</meta:editing-duration>
    <meta:editing-cycles>7</meta:editing-cycles>
    <meta:generator>LibreOffice/3.3$Unix LibreOffice_project/330m17$Build-3</meta:generator>
    <meta:document-statistic meta:table-count="0" meta:image-count="0" meta:object-count="0" meta:page-count="1" meta:paragraph-count="14" meta:word-count="36" meta:character-count="497"/>
  </office:meta>
</office:document-meta>
</file>